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dc0b2" officeooo:paragraph-rsid="001dc0b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fo:language="en" fo:country="US" officeooo:rsid="001cd73f"/>
    </style:style>
    <style:style style:name="T6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1st</text:span> of <text:span text:style-name="T6">O</text:span><text:span text:style-name="T4">ctober</text:span><text:span text:style-name="T3"> </text:span>202<text:span text:style-name="T3">5</text:span> under the <text:span text:style-name="T5">50th</text:span> PA Meeting.</text:p>
      <text:p text:style-name="P1"/>
      <text:p text:style-name="P1">The Assembly, recognising the current situation,</text:p>
      <text:p text:style-name="P1"/>
      <text:p text:style-name="P4">Constitutes the need to implement the cauldron mud vanillatweak because it is cooler than a farm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50-2: Add the cauldron mud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1T20:35:08.795725357</dc:date>
    <meta:editing-duration>PT3M25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0" meta:character-count="326" meta:non-whitespace-character-count="284"/>
  </office:meta>
</office:document-meta>
</file>